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end" style:justify-single-word="false"/>
      <style:text-properties officeooo:rsid="004861a0" officeooo:paragraph-rsid="0049e222"/>
    </style:style>
    <style:style style:name="P2" style:family="paragraph" style:parent-style-name="Text_20_body">
      <style:paragraph-properties fo:text-align="justify" style:justify-single-word="fals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size="15pt" fo:font-weight="normal" officeooo:rsid="0043b403" officeooo:paragraph-rsid="0043b403" style:font-size-asian="15pt" style:font-weight-asian="normal" style:font-size-complex="15pt" style:font-weight-complex="normal"/>
    </style:style>
    <style:style style:name="P4" style:family="paragraph" style:parent-style-name="Text_20_body">
      <style:paragraph-properties fo:text-align="justify" style:justify-single-word="false"/>
      <style:text-properties fo:font-size="15pt" fo:font-weight="normal" officeooo:rsid="00453801" officeooo:paragraph-rsid="00453801" style:font-size-asian="15pt" style:font-weight-asian="normal" style:font-size-complex="15pt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size="15pt" fo:font-weight="normal" officeooo:rsid="00528481" officeooo:paragraph-rsid="00528481" style:font-size-asian="15pt" style:font-weight-asian="normal" style:font-size-complex="15pt" style:font-weight-complex="normal"/>
    </style:style>
    <style:style style:name="P6" style:family="paragraph" style:parent-style-name="Table_20_Contents">
      <style:paragraph-properties fo:text-align="justify" style:justify-single-word="false"/>
      <style:text-properties fo:font-size="15pt" style:font-size-asian="15pt" style:font-size-complex="15pt"/>
    </style:style>
    <style:style style:name="P7" style:family="paragraph" style:parent-style-name="Table_20_Contents">
      <style:paragraph-properties fo:text-align="justify" style:justify-single-word="false"/>
      <style:text-properties fo:font-size="15pt" officeooo:rsid="006030e8" officeooo:paragraph-rsid="006030e8" style:font-size-asian="15pt" style:font-size-complex="15pt"/>
    </style:style>
    <style:style style:name="P8" style:family="paragraph" style:parent-style-name="Text_20_body">
      <style:paragraph-properties fo:text-align="justify" style:justify-single-word="false" fo:break-before="page"/>
      <style:text-properties officeooo:paragraph-rsid="00528481"/>
    </style:style>
    <style:style style:name="P9" style:family="paragraph" style:parent-style-name="Text_20_body">
      <style:paragraph-properties fo:text-align="justify" style:justify-single-word="false"/>
      <style:text-properties fo:font-size="15pt" fo:font-weight="bold" officeooo:rsid="000ed353" officeooo:paragraph-rsid="006d47e2" style:font-size-asian="15pt" style:font-weight-asian="bold" style:font-size-complex="15pt" style:font-weight-complex="bold"/>
    </style:style>
    <style:style style:name="P10" style:family="paragraph" style:parent-style-name="Title">
      <style:text-properties fo:font-size="15pt" officeooo:rsid="006d47e2" officeooo:paragraph-rsid="006d47e2" style:font-size-asian="15pt" style:font-size-complex="15pt"/>
    </style:style>
    <style:style style:name="P11" style:family="paragraph" style:parent-style-name="Table_20_Contents">
      <style:paragraph-properties fo:margin-left="0.4925in" fo:margin-right="0in" fo:text-align="justify" style:justify-single-word="false" fo:text-indent="0in" style:auto-text-indent="false"/>
      <style:text-properties fo:font-size="15pt" fo:font-weight="normal" officeooo:rsid="00723d2c" officeooo:paragraph-rsid="00723d2c" style:font-size-asian="15pt" style:font-weight-asian="normal" style:font-size-complex="15pt" style:font-weight-complex="normal"/>
    </style:style>
    <style:style style:name="P12" style:family="paragraph" style:parent-style-name="Table_20_Contents">
      <style:paragraph-properties fo:margin-left="0.4925in" fo:margin-right="0in" fo:text-align="justify" style:justify-single-word="false" fo:text-indent="0in" style:auto-text-indent="false"/>
      <style:text-properties fo:font-size="15pt" fo:font-weight="normal" officeooo:rsid="00723e1e" officeooo:paragraph-rsid="00723e1e" style:font-size-asian="15pt" style:font-weight-asian="normal" style:font-size-complex="15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5pt" fo:font-weight="bold" officeooo:rsid="006d47e2" officeooo:paragraph-rsid="006d47e2" style:font-size-asian="15pt" style:font-weight-asian="bold" style:font-size-complex="15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size="15pt" style:font-size-asian="15pt" style:font-size-complex="15pt"/>
    </style:style>
    <style:style style:name="P15" style:family="paragraph" style:parent-style-name="Table_20_Contents">
      <style:paragraph-properties fo:text-align="justify" style:justify-single-word="false"/>
      <style:text-properties fo:font-size="15pt" officeooo:rsid="006d47e2" officeooo:paragraph-rsid="006d47e2" style:font-size-asian="15pt" style:font-size-complex="15pt"/>
    </style:style>
    <style:style style:name="P16" style:family="paragraph" style:parent-style-name="Table_20_Contents">
      <style:paragraph-properties fo:text-align="justify" style:justify-single-word="false"/>
      <style:text-properties fo:font-size="15pt" fo:font-weight="normal" officeooo:rsid="006d47e2" officeooo:paragraph-rsid="006d47e2" style:font-size-asian="15pt" style:font-weight-asian="normal" style:font-size-complex="15pt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fo:font-size="15pt" fo:font-weight="normal" officeooo:rsid="006d47e2" officeooo:paragraph-rsid="0070f8a2" style:font-size-asian="15pt" style:font-weight-asian="normal" style:font-size-complex="15pt" style:font-weight-complex="normal"/>
    </style:style>
    <style:style style:name="P18" style:family="paragraph" style:parent-style-name="Table_20_Contents">
      <style:paragraph-properties fo:text-align="justify" style:justify-single-word="false"/>
      <style:text-properties fo:font-size="15pt" fo:font-weight="normal" officeooo:rsid="006d47e2" officeooo:paragraph-rsid="00722dc8" style:font-size-asian="15pt" style:font-weight-asian="normal" style:font-size-complex="15pt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fo:font-size="15pt" fo:font-weight="normal" officeooo:rsid="006f2cf9" officeooo:paragraph-rsid="006f2cf9" style:font-size-asian="15pt" style:font-weight-asian="normal" style:font-size-complex="15pt" style:font-weight-complex="normal"/>
    </style:style>
    <style:style style:name="T1" style:family="text">
      <style:text-properties officeooo:rsid="00587f2f"/>
    </style:style>
    <style:style style:name="T2" style:family="text">
      <style:text-properties officeooo:rsid="0046aa2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5f10f6"/>
    </style:style>
    <style:style style:name="T5" style:family="text">
      <style:text-properties fo:font-size="15pt" fo:font-weight="bold" officeooo:rsid="00453801" style:font-size-asian="15pt" style:font-weight-asian="bold" style:font-size-complex="15pt" style:font-weight-complex="bold"/>
    </style:style>
    <style:style style:name="T6" style:family="text">
      <style:text-properties officeooo:rsid="006d47e2"/>
    </style:style>
    <style:style style:name="T7" style:family="text">
      <style:text-properties officeooo:rsid="006f2cf9"/>
    </style:style>
    <style:style style:name="T8" style:family="text">
      <style:text-properties officeooo:rsid="0070f8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Operator Overloadings</text:p>
      <text:p text:style-name="P3">Aşağıda <text:span text:style-name="T4">UML diagramı verilen</text:span> <text:span text:style-name="T6">kesirli sayı sınıfını yazınız ve verilen main.cpp dosyası ile beraber derleyip çalıştırınız.</text:span></text:p>
      <text:p text:style-name="P3"/>
      <text:p text:style-name="P4"><text:span text:style-name="T6">Kesirli Sayı</text:span> <text:span text:style-name="T2">UML</text:span> Diagram<text:span text:style-name="T6">ı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3">KesirliSayi</text:p>
          </table:table-cell>
        </table:table-row>
        <table:table-row>
          <table:table-cell table:style-name="Table1.A2" office:value-type="string">
            <text:p text:style-name="P6">- <text:span text:style-name="T6">pay: int</text:span></text:p>
            <text:p text:style-name="P6">- <text:span text:style-name="T6">payda: int</text:span></text:p>
          </table:table-cell>
        </table:table-row>
        <table:table-row>
          <table:table-cell table:style-name="Table1.A2" office:value-type="string">
            <text:p text:style-name="P16">+ KesirliSayi()</text:p>
            <text:p text:style-name="P11">0 kesirli sayısını oluşturur (0/1)</text:p>
            <text:p text:style-name="P16">+ KesirliSayi(pay: int, payda: int)</text:p>
            <text:p text:style-name="P11">verilen parametrelere göre kesirli sayi oluşturur, oluşturulan kesirli sayıda payda eksi bir sayi olamaz (eski ise gerekli düzenlemeyi yapınız) ve oluşan kesirli sayi olabilecek en sade halde olmalıdır</text:p>
            <text:p text:style-name="P16">+ KesirliSayi(tamsayi: int)</text:p>
            <text:p text:style-name="P11">değeri tamsayi/1 olan kesirli sayıyı oluşturur</text:p>
            <text:p text:style-name="P17">- <text:span text:style-name="T7">paydaEsitle(ks: KesirliSayi&amp;): void</text:span></text:p>
            <text:p text:style-name="P11">parametre olarak gelen kesirli sayı ile kendisinin paydasını eşitler</text:p>
            <text:p text:style-name="P19">- sadelestir(): void</text:p>
            <text:p text:style-name="P11">kesirli sayıyı olabilecek en sade hale getirir</text:p>
            <text:p text:style-name="P17">+ operator=(ks: <text:span text:style-name="T7">KesirliSayi</text:span>): KesirliSayi&amp;</text:p>
            <text:p text:style-name="P11">parametre olarak gelen kesirli sayının pay ve paydasını kendisine kopyalar</text:p>
            <text:p text:style-name="P16">+ operator=(tamsayi: <text:span text:style-name="T8">int</text:span>): KesirliSayi&amp;</text:p>
            <text:p text:style-name="P11">kendisini parametre olarak gelen tam sayıya eşitler, yani işlem sonucunda kendisi tamsayi/1 değerini alır</text:p>
            <text:p text:style-name="P17">+ operator+(ks: <text:span text:style-name="T7">KesirliSayi</text:span>): KesirliSayi</text:p>
            <text:p text:style-name="P11">kendisiyle parametre olarak gelen kesirli sayıyı toplar, burada dikkat edilmesi gereken işleme giren kesirli sayılar üzerinde hiç bir değişiklik olmamalıdır</text:p>
            <text:p text:style-name="P17">+ operator-(ks: <text:span text:style-name="T7">KesirliSayi</text:span>): KesirliSayi</text:p>
            <text:p text:style-name="P11">kendisinden parametre olarak gelen kesirli sayıyı çıkarır, burada dikkat edilmesi gereken işleme giren kesirli sayılar üzerinde hiç bir değişiklik olmamalıdır</text:p>
            <text:p text:style-name="P17"><text:soft-page-break/>+ operator*(ks: <text:span text:style-name="T7">KesirliSayi</text:span>): KesirliSayi</text:p>
            <text:p text:style-name="P11">kendisiyle parametre olarak gelen kesirli sayıyı çarpar, burada dikkat edilmesi gereken işleme giren kesirli sayılar üzerinde hiç bir değişiklik olmamalıdır</text:p>
            <text:p text:style-name="P17">+ operator/(ks: <text:span text:style-name="T7">KesirliSayi</text:span>): KesirliSayi</text:p>
            <text:p text:style-name="P11">kendisine parametre olarak gelen kesirli sayıyı böler, burada dikkat edilmesi gereken işleme giren kesirli sayılar üzerinde hiç bir değişiklik olmamalıdır</text:p>
            <text:p text:style-name="P17">+ operator+=(ks: <text:span text:style-name="T7">KesirliSayi</text:span>): KesirliSayi&amp;</text:p>
            <text:p text:style-name="P11">kendisiyle parametre olarak gelen kesirli sayıyı kendisi üzerine toplar</text:p>
            <text:p text:style-name="P17">+ operator-=(ks: <text:span text:style-name="T7">KesirliSayi</text:span>): KesirliSayi&amp;</text:p>
            <text:p text:style-name="P11">kendisinden parametre olarak gelen kesirli sayıyı çıkarır ve sonucu kendisi üzerine yazar</text:p>
            <text:p text:style-name="P17">+ operator*=(ks: <text:span text:style-name="T7">KesirliSayi</text:span>): KesirliSayi&amp;</text:p>
            <text:p text:style-name="P11">kendisiyle parametre olarak gelen kesirli sayıyı kendisi üzerinde çarpar</text:p>
            <text:p text:style-name="P17">+ operator/=(ks: <text:span text:style-name="T7">KesirliSayi</text:span>): KesirliSayi&amp;</text:p>
            <text:p text:style-name="P11">kendisine parametre olarak gelen kesirli sayıyı kendisi üzerinde böler</text:p>
            <text:p text:style-name="P16">+ operator++(): KesirliSayi&amp;</text:p>
            <text:p text:style-name="P11">ön ek (prefix) artırma işlemi yapar (örn: ++ks), bu işlem kesirli sayıyı bir artırır</text:p>
            <text:p text:style-name="P16">+ operator++(<text:span text:style-name="T8">i: int</text:span>): KesirliSayi</text:p>
            <text:p text:style-name="P11">son ek (postfix) artırma işlemi yapar (örn: ks++), bu işlem kesirli sayıyının kendisini bir artırır, fakat artırılmamış halini döner</text:p>
            <text:p text:style-name="P17">+ operator==(ks: <text:span text:style-name="T7">KesirliSayi</text:span>): bool</text:p>
            <text:p text:style-name="P11">kendisiyle parametre olarak gelen kesirli sayıyı karşılaştırır, bu iki kesirli sayı birbirine eşitse true değilse false döner</text:p>
            <text:p text:style-name="P17">+ operator!=(ks: <text:span text:style-name="T7">KesirliSayi</text:span>): bool</text:p>
            <text:p text:style-name="P11">kendisiyle parametre olarak gelen kesirli sayıyı karşılaştırır, bu iki kesirli sayı birbirine eşitse değilse true eşitse false döner</text:p>
            <text:p text:style-name="P17">+ operator&lt;(ks: <text:span text:style-name="T7">KesirliSayi</text:span>): bool</text:p>
            <text:p text:style-name="P11">kendisiyle parametre olarak gelen kesirli sayıyı karşılaştırır, kendisi küçükse true değilse false döner</text:p>
            <text:p text:style-name="P17">+ operator&gt;(ks: <text:span text:style-name="T7">KesirliSayi</text:span>): bool</text:p>
            <text:p text:style-name="P11">kendisiyle parametre olarak gelen kesirli sayıyı karşılaştırır, kendisi büyükse true değilse false döner</text:p>
            <text:p text:style-name="P17">+ operator&lt;=(ks: <text:span text:style-name="T7">KesirliSayi</text:span>): bool</text:p>
            <text:p text:style-name="P11">kendisiyle parametre olarak gelen kesirli sayıyı karşılaştırır, kendisi <text:soft-page-break/>parametreden küçük eşitse true değilse false döner</text:p>
            <text:p text:style-name="P17">+ operator&gt;=(ks: <text:span text:style-name="T7">KesirliSayi</text:span>): bool</text:p>
            <text:p text:style-name="P11">kendisiyle parametre olarak gelen kesirli sayıyı karşılaştırır, kendisi parametreden büyük eşitse true değilse false döner</text:p>
            <text:p text:style-name="P17">+ &lt;&lt;friend&gt;&gt; operator&gt;&gt;(ist: <text:span text:style-name="T8">istream&amp;</text:span>, ks: <text:span text:style-name="T7">KesirliSayi&amp;</text:span>): istream&amp;</text:p>
            <text:p text:style-name="P11">ist'den iki sayi alır, bunlardan birincisi pay ikincisi paydadır, bu pay ve paydayı kullanarak olabilecek en sade kesirli sayıyı oluşturur (örnek girdi: 4 6, oluşan kesirli sayi 2/3)</text:p>
            <text:p text:style-name="P17">+ &lt;&lt;friend&gt;&gt; operator&lt;&lt;(ost: <text:span text:style-name="T8">ostream&amp;</text:span>, ks: const KesirliSayi&amp;): ostream&amp;</text:p>
            <text:p text:style-name="P11">kesirli sayıyı pay/payda şeklinde ost'ye yazar</text:p>
            <text:p text:style-name="P18">+ &lt;&lt;friend&gt;&gt; test(expected: KesirliSayi, actual: KesirliSayi): bool</text:p>
            <text:p text:style-name="P12">main.cpp içerisinde kodları bulunmakta, tekrar tanımlamayınız, sadece friend function olarak ekleyiniz</text:p>
          </table:table-cell>
        </table:table-row>
      </table:table>
      <text:p text:style-name="P5"/>
      <text:p text:style-name="P8"><text:span text:style-name="T5">Main Fonksiyon Kodu: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5"><text:span text:style-name="T3">main.cpp</text:span> dosyası ekte verilmiştir.</text:p>
          </table:table-cell>
        </table:table-row>
      </table:table>
      <text:p text:style-name="P9"/>
      <text:p text:style-name="P9">Örnek Ekran Çıktıları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7">Örnek ekran çıktısı için ekteki <text:span text:style-name="T3">cikti.txt</text:span> dosyasına bakınız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4861a0" officeooo:paragraph-rsid="0049e222"/>
    </style:style>
    <style:style style:name="MT1" style:family="text">
      <style:text-properties officeooo:rsid="00587f2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urgut Özal Üniversitesi</text:p>
        <text:p text:style-name="MP1">Bil 112L Nesneye Yönelik Programlama <text:span text:style-name="MT1">Labı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ak </meta:initial-creator>
    <meta:creation-date>2014-09-10T15:23:49.935681509</meta:creation-date>
    <dc:date>2015-03-28T19:59:14.529761365</dc:date>
    <dc:creator>Burak Yildiz</dc:creator>
    <meta:editing-duration>PT4H14M22S</meta:editing-duration>
    <meta:editing-cycles>95</meta:editing-cycles>
    <meta:generator>LibreOffice/4.2.7.2$Linux_X86_64 LibreOffice_project/420m0$Build-2</meta:generator>
    <meta:document-statistic meta:table-count="3" meta:image-count="0" meta:object-count="0" meta:page-count="4" meta:paragraph-count="64" meta:word-count="533" meta:character-count="4205" meta:non-whitespace-character-count="3712"/>
  </office:meta>
</office:document-meta>
</file>